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automatic-styles>
    <style:style style:name="P1" style:family="paragraph" style:parent-style-name="Standard" style:list-style-name="L1">
      <style:text-properties officeooo:rsid="00135f00" officeooo:paragraph-rsid="00135f00"/>
    </style:style>
    <style:style style:name="P2" style:family="paragraph" style:parent-style-name="Standard" style:list-style-name="L1">
      <style:text-properties officeooo:rsid="0013f044" officeooo:paragraph-rsid="0013f044"/>
    </style:style>
    <style:style style:name="P3" style:family="paragraph" style:parent-style-name="Standard" style:list-style-name="L1">
      <style:text-properties officeooo:rsid="00141db0" officeooo:paragraph-rsid="00141db0"/>
    </style:style>
    <style:style style:name="P4" style:family="paragraph" style:parent-style-name="Standard" style:list-style-name="L1">
      <style:text-properties fo:font-style="normal" officeooo:rsid="0015ac76" officeooo:paragraph-rsid="0015ac76"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5ac76" style:font-style-asian="normal" style:font-style-complex="normal"/>
    </style:style>
    <style:style style:name="T4" style:family="text">
      <style:text-properties officeooo:rsid="00161394"/>
    </style:style>
    <style:style style:name="T5" style:family="text">
      <style:text-properties fo:font-style="italic" officeooo:rsid="00161394" style:font-style-asian="italic" style:font-style-complex="itali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The result should be; <text:s/>Final count: 200,000 repeated 10 times. <text:s/></text:p>
        </text:list-item>
        <text:list-item>
          <text:p text:style-name="P1">The reason the result is not correct is because the threads created by the program are fighting over control of the increment object.</text:p>
        </text:list-item>
        <text:list-item>
          <text:p text:style-name="P2">The reason the results are different is that the machine hardware of our two machines differ slightly and these <text:s/>minor differences in the CPU and memory affect how the threads run and what they return. </text:p>
        </text:list-item>
        <text:list-item>
          <text:p text:style-name="P2">Instantiation, Lambda expression, concurrency, implementation of a functional interface.</text:p>
        </text:list-item>
        <text:list-item>
          <text:p text:style-name="P3">The key word <text:span text:style-name="T1">synchronized</text:span> locks down an instance of a class and block of code or <text:s/>method so that it does not encounter race conditions when being used by multiple threads</text:p>
        </text:list-item>
        <text:list-item>
          <text:p text:style-name="P3">Using <text:span text:style-name="T1">synchronized </text:span><text:span text:style-name="T2"><text:s/>in the signature of a method locks the entire method when being used by a thread. Using it within the method surrounding a block of code will lock only that code when used by a thread, everything else will act as normal. Both ways of using </text:span><text:span text:style-name="T1">synchronized </text:span><text:span text:style-name="T2">are effective at performing locking and avoiding race conditions </text:span><text:span text:style-name="T3">but they differ on the amount of control you get over what is being locked.</text:span></text:p>
        </text:list-item>
        <text:list-item>
          <text:p text:style-name="P4">The biggest advantage and disadvantage of the two approaches is control. With <text:span text:style-name="T1">synchronized</text:span> being used in the signature the entire method is locked and there is no need to worry about any part of the method having issues when it comes to concurrency. However, this also makes it harder to control <text:span text:style-name="T4">the finner details of concurrency within the method. Using </text:span><text:span text:style-name="T5">synchronized</text:span><text:span text:style-name="T4"> surronding a block of code allows for greater control and precision when it comes to locking parts of a method. However, this control could prove to be too much and cause errors in unique places depending on how it is used.</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3T14:08:44.919221298</meta:creation-date>
    <meta:generator>LibreOffice/26.2.0.3$Linux_X86_64 LibreOffice_project/620$Build-3</meta:generator>
    <dc:date>2026-02-24T23:17:49.521459582</dc:date>
    <meta:editing-duration>PT37M57S</meta:editing-duration>
    <meta:editing-cycles>3</meta:editing-cycles>
    <meta:document-statistic meta:table-count="0" meta:image-count="0" meta:object-count="0" meta:page-count="1" meta:paragraph-count="7" meta:word-count="290" meta:character-count="1675" meta:non-whitespace-character-count="1392"/>
  </office:meta>
</office:document-meta>
</file>